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draw:marker-start-width="0.342cm" draw:marker-end-width="0.342cm" draw:fill-color="#ffffff" draw:opacity="100%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0cm" svg:y="0cm">
          <text:p text:style-name="P1"><text:span text:style-name="T1">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M51S</meta:editing-duration>
    <meta:editing-cycles>4</meta:editing-cycles>
    <meta:generator>OpenOffice/4.1.2$Win32 OpenOffice.org_project/412m3$Build-9782</meta:generator>
    <dc:date>2016-12-21T12:29:54.22</dc:date>
    <meta:document-statistic meta:object-count="1"/>
  </office:meta>
</office:document-meta>
</file>